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Course total (Real)</text:p>
          </table:table-cell>
          <table:table-cell office:value-type="string" calcext:value-type="string">
            <text:p>Bonus Points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Pivot Lab 1</text:p>
          </table:table-cell>
          <table:table-cell office:value-type="string" calcext:value-type="string">
            <text:p>Pivot Lab 2</text:p>
          </table:table-cell>
          <table:table-cell office:value-type="string" calcext:value-type="string">
            <text:p>Pivot Lab 3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Class Part.</text:p>
          </table:table-cell>
          <table:table-cell office:value-type="string" calcext:value-type="string">
            <text:p>Raw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Letter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Bachiochi</text:p>
          </table:table-cell>
          <table:table-cell office:value-type="string" calcext:value-type="string">
            <text:p>gbachio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]+35*AVERAGE([.G2];[.H2];[.I2];[.J2])+25*[.F2]+25*[.K2]" office:value-type="float" office:value="90.9346362229102" calcext:value-type="float">
            <text:p>90.9346362229102</text:p>
          </table:table-cell>
          <table:table-cell table:formula="of:=[.N2]+2" office:value-type="float" office:value="92.9346362229102" calcext:value-type="float">
            <text:p>92.93463622291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achiochi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string" calcext:value-type="string">
            <text:p>dbalder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3]+35*AVERAGE([.G3];[.H3];[.I3];[.J3])+25*[.F3]+25*[.K3]" office:value-type="float" office:value="89.8305921052632" calcext:value-type="float">
            <text:p>89.8305921052632</text:p>
          </table:table-cell>
          <table:table-cell table:formula="of:=[.N3]+2" office:value-type="float" office:value="91.8305921052632" calcext:value-type="float">
            <text:p>91.830592105263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alderas</text:p>
          </table:table-cell>
        </table:table-row>
        <table:table-row table:style-name="ro1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string" calcext:value-type="string">
            <text:p>mcallero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77" office:value-type="float" office:value="0.77" calcext:value-type="float">
            <text:p>0.77</text:p>
          </table:table-cell>
          <table:table-cell table:formula="of:=15/17" office:value-type="float" office:value="0.882352941176471" calcext:value-type="float">
            <text:p>0.882352941176471</text:p>
          </table:table-cell>
          <table:table-cell table:formula="of:=0/20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4]+35*AVERAGE([.G4];[.H4];[.I4];[.J4])+25*[.F4]+25*[.K4]" office:value-type="float" office:value="78.5822658668731" calcext:value-type="float">
            <text:p>78.5822658668731</text:p>
          </table:table-cell>
          <table:table-cell table:formula="of:=[.N4]+2" office:value-type="float" office:value="80.5822658668731" calcext:value-type="float">
            <text:p>80.5822658668731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alleros</text:p>
          </table:table-cell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string" calcext:value-type="string">
            <text:p>kcalvett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1" office:value-type="float" office:value="0.91" calcext:value-type="float">
            <text:p>0.91</text:p>
          </table:table-cell>
          <table:table-cell table:formula="of:=17/17" office:value-type="float" office:value="1" calcext:value-type="float">
            <text:p>1</text:p>
          </table:table-cell>
          <table:table-cell table:formula="of:=14/20" office:value-type="float" office:value="0.7" calcext:value-type="float">
            <text:p>0.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5]+35*AVERAGE([.G5];[.H5];[.I5];[.J5])+25*[.F5]+25*[.K5]" office:value-type="float" office:value="92.0932565789474" calcext:value-type="float">
            <text:p>92.0932565789474</text:p>
          </table:table-cell>
          <table:table-cell table:formula="of:=[.N5]+2" office:value-type="float" office:value="94.0932565789474" calcext:value-type="float">
            <text:p>94.0932565789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lvetti</text:p>
          </table:table-cell>
        </table:table-row>
        <table:table-row table:style-name="ro1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string" calcext:value-type="string">
            <text:p>ichetty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19/19" office:value-type="float" office:value="1" calcext:value-type="float">
            <text:p>1</text:p>
          </table:table-cell>
          <table:table-cell table:formula="of:=0.92" office:value-type="float" office:value="0.92" calcext:value-type="float">
            <text:p>0.92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9/20" office:value-type="float" office:value="0.95" calcext:value-type="float">
            <text:p>0.9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6]+35*AVERAGE([.G6];[.H6];[.I6];[.J6])+25*[.F6]+25*[.K6]" office:value-type="float" office:value="94.2715073529412" calcext:value-type="float">
            <text:p>94.2715073529412</text:p>
          </table:table-cell>
          <table:table-cell table:formula="of:=[.N6]+2" office:value-type="float" office:value="96.2715073529412" calcext:value-type="float">
            <text:p>96.2715073529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etty</text:p>
          </table:table-cell>
        </table:table-row>
        <table:table-row table:style-name="ro1">
          <table:table-cell office:value-type="string" calcext:value-type="string">
            <text:p>Sara</text:p>
          </table:table-cell>
          <table:table-cell office:value-type="string" calcext:value-type="string">
            <text:p>Chiala</text:p>
          </table:table-cell>
          <table:table-cell office:value-type="string" calcext:value-type="string">
            <text:p>schial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7/17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7]+35*AVERAGE([.G7];[.H7];[.I7];[.J7])+25*[.F7]+25*[.K7]" office:value-type="float" office:value="94.0182565789474" calcext:value-type="float">
            <text:p>94.0182565789474</text:p>
          </table:table-cell>
          <table:table-cell table:formula="of:=[.N7]+2" office:value-type="float" office:value="96.0182565789474" calcext:value-type="float">
            <text:p>96.0182565789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hiala</text:p>
          </table:table-cell>
        </table:table-row>
        <table:table-row table:style-name="ro1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string" calcext:value-type="string">
            <text:p>dcortez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9" office:value-type="float" office:value="0.89" calcext:value-type="float">
            <text:p>0.8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0.5" office:value-type="float" office:value="0.5" calcext:value-type="float">
            <text:p>0.5</text:p>
          </table:table-cell>
          <table:table-cell table:formula="of:=0.5" office:value-type="float" office:value="0.5" calcext:value-type="float">
            <text:p>0.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8]+35*AVERAGE([.G8];[.H8];[.I8];[.J8])+25*[.F8]+25*[.K8]" office:value-type="float" office:value="81.7077786377709" calcext:value-type="float">
            <text:p>81.7077786377709</text:p>
          </table:table-cell>
          <table:table-cell table:formula="of:=[.N8]+2" office:value-type="float" office:value="83.7077786377709" calcext:value-type="float">
            <text:p>83.70777863777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tez-Cruz</text:p>
          </table:table-cell>
        </table:table-row>
        <table:table-row table:style-name="ro1">
          <table:table-cell office:value-type="string" calcext:value-type="string">
            <text:p>Chella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mdavids2@poets.whittier.edu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9]+35*AVERAGE([.G9];[.H9];[.I9];[.J9])+25*[.F9]+25*[.K9]" office:value-type="float" office:value="92.5682565789474" calcext:value-type="float">
            <text:p>92.5682565789474</text:p>
          </table:table-cell>
          <table:table-cell table:formula="of:=[.N9]+2" office:value-type="float" office:value="94.5682565789474" calcext:value-type="float">
            <text:p>94.5682565789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vidson</text:p>
          </table:table-cell>
        </table:table-row>
        <table:table-row table:style-name="ro1">
          <table:table-cell office:value-type="string" calcext:value-type="string">
            <text:p>Maddie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gonza10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1/19" office:value-type="float" office:value="0.578947368421053" calcext:value-type="float">
            <text:p>0.578947368421053</text:p>
          </table:table-cell>
          <table:table-cell table:formula="of:=0.89" office:value-type="float" office:value="0.89" calcext:value-type="float">
            <text:p>0.89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13/20" office:value-type="float" office:value="0.65" calcext:value-type="float">
            <text:p>0.65</text:p>
          </table:table-cell>
          <table:table-cell table:formula="of:=11/16" office:value-type="float" office:value="0.6875" calcext:value-type="float">
            <text:p>0.68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0]+35*AVERAGE([.G10];[.H10];[.I10];[.J10])+25*[.F10]+25*[.K10]" office:value-type="float" office:value="80.1407797987616" calcext:value-type="float">
            <text:p>80.1407797987616</text:p>
          </table:table-cell>
          <table:table-cell table:formula="of:=[.N10]+2" office:value-type="float" office:value="82.1407797987616" calcext:value-type="float">
            <text:p>82.14077979876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nzalez</text:p>
          </table:table-cell>
        </table:table-row>
        <table:table-row table:style-name="ro1">
          <table:table-cell office:value-type="string" calcext:value-type="string">
            <text:p>Troy</text:p>
          </table:table-cell>
          <table:table-cell office:value-type="string" calcext:value-type="string">
            <text:p>Grossman</text:p>
          </table:table-cell>
          <table:table-cell office:value-type="string" calcext:value-type="string">
            <text:p>tgrossm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3" office:value-type="float" office:value="0.83" calcext:value-type="float">
            <text:p>0.83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0/20" office:value-type="float" office:value="0.5" calcext:value-type="float">
            <text:p>0.5</text:p>
          </table:table-cell>
          <table:table-cell table:formula="of:=6/16" office:value-type="float" office:value="0.375" calcext:value-type="float">
            <text:p>0.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1]+35*AVERAGE([.G11];[.H11];[.I11];[.J11])+25*[.F11]+25*[.K11]" office:value-type="float" office:value="76.1416602167183" calcext:value-type="float">
            <text:p>76.1416602167183</text:p>
          </table:table-cell>
          <table:table-cell table:formula="of:=[.N11]+2" office:value-type="float" office:value="78.1416602167183" calcext:value-type="float">
            <text:p>78.141660216718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Grossman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leon@poets.whittier.edu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5" office:value-type="float" office:value="0.95" calcext:value-type="float">
            <text:p>0.95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16/20" office:value-type="float" office:value="0.8" calcext:value-type="float">
            <text:p>0.8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2]+35*AVERAGE([.G12];[.H12];[.I12];[.J12])+25*[.F12]+25*[.K12]" office:value-type="float" office:value="90.7447271671827" calcext:value-type="float">
            <text:p>90.7447271671827</text:p>
          </table:table-cell>
          <table:table-cell table:formula="of:=[.N12]+2" office:value-type="float" office:value="92.7447271671827" calcext:value-type="float">
            <text:p>92.74472716718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alewis1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3]+35*AVERAGE([.G13];[.H13];[.I13];[.J13])+25*[.F13]+25*[.K13]" office:value-type="float" office:value="98.9602941176471" calcext:value-type="float">
            <text:p>98.9602941176471</text:p>
          </table:table-cell>
          <table:table-cell table:formula="of:=[.N13]+2" office:value-type="float" office:value="100.960294117647" calcext:value-type="float">
            <text:p>100.9602941176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ewis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Luna Alcala</text:p>
          </table:table-cell>
          <table:table-cell office:value-type="string" calcext:value-type="string">
            <text:p>jlunaalc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" office:value-type="float" office:value="0.9" calcext:value-type="float">
            <text:p>0.9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4]+35*AVERAGE([.G14];[.H14];[.I14];[.J14])+25*[.F14]+25*[.K14]" office:value-type="float" office:value="96.4934210526316" calcext:value-type="float">
            <text:p>96.4934210526316</text:p>
          </table:table-cell>
          <table:table-cell table:formula="of:=[.N14]+2" office:value-type="float" office:value="98.4934210526316" calcext:value-type="float">
            <text:p>98.49342105263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una Alcala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smagadan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10/20" office:value-type="float" office:value="0.5" calcext:value-type="float">
            <text:p>0.5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5]+35*AVERAGE([.G15];[.H15];[.I15];[.J15])+25*[.F15]+25*[.K15]" office:value-type="float" office:value="90.4526315789474" calcext:value-type="float">
            <text:p>90.4526315789474</text:p>
          </table:table-cell>
          <table:table-cell table:formula="of:=[.N15]+2" office:value-type="float" office:value="92.4526315789474" calcext:value-type="float">
            <text:p>92.45263157894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agadan</text:p>
          </table:table-cell>
        </table:table-row>
        <table:table-row table:style-name="ro1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string" calcext:value-type="string">
            <text:p>yparedes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5/19" office:value-type="float" office:value="0.789473684210526" calcext:value-type="float">
            <text:p>0.789473684210526</text:p>
          </table:table-cell>
          <table:table-cell table:formula="of:=0.95" office:value-type="float" office:value="0.95" calcext:value-type="float">
            <text:p>0.95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18/20" office:value-type="float" office:value="0.9" calcext:value-type="float">
            <text:p>0.9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6]+35*AVERAGE([.G16];[.H16];[.I16];[.J16])+25*[.F16]+25*[.K16]" office:value-type="float" office:value="88.2864744582043" calcext:value-type="float">
            <text:p>88.2864744582043</text:p>
          </table:table-cell>
          <table:table-cell table:formula="of:=[.N16]+2" office:value-type="float" office:value="90.2864744582043" calcext:value-type="float">
            <text:p>90.2864744582043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aredes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lperry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94" office:value-type="float" office:value="0.94" calcext:value-type="float">
            <text:p>0.94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7]+35*AVERAGE([.G17];[.H17];[.I17];[.J17])+25*[.F17]+25*[.K17]" office:value-type="float" office:value="95.7496710526316" calcext:value-type="float">
            <text:p>95.7496710526316</text:p>
          </table:table-cell>
          <table:table-cell table:formula="of:=[.N17]+2" office:value-type="float" office:value="97.7496710526316" calcext:value-type="float">
            <text:p>97.74967105263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erry</text:p>
          </table:table-cell>
        </table:table-row>
        <table:table-row table:style-name="ro1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rreyes6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3/19" office:value-type="float" office:value="0.68421052631579" calcext:value-type="float">
            <text:p>0.684210526315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0/20" office:value-type="float" office:value="0.5" calcext:value-type="float">
            <text:p>0.5</text:p>
          </table:table-cell>
          <table:table-cell table:formula="of:=0/16" office:value-type="float" office:value="0" calcext:value-type="float">
            <text:p>0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8]+35*AVERAGE([.G18];[.H18];[.I18];[.J18])+25*[.F18]+25*[.K18]" office:value-type="float" office:value="70.5354102167183" calcext:value-type="float">
            <text:p>70.5354102167183</text:p>
          </table:table-cell>
          <table:table-cell table:formula="of:=[.N18]+2" office:value-type="float" office:value="72.5354102167183" calcext:value-type="float">
            <text:p>72.53541021671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eyes</text:p>
          </table:table-cell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94" office:value-type="float" office:value="0.94" calcext:value-type="float">
            <text:p>0.94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16/20" office:value-type="float" office:value="0.8" calcext:value-type="float">
            <text:p>0.8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19]+35*AVERAGE([.G19];[.H19];[.I19];[.J19])+25*[.F19]+25*[.K19]" office:value-type="float" office:value="88.9520220588235" calcext:value-type="float">
            <text:p>88.9520220588235</text:p>
          </table:table-cell>
          <table:table-cell table:formula="of:=[.N19]+2" office:value-type="float" office:value="90.9520220588235" calcext:value-type="float">
            <text:p>90.952022058823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Rubalcava</text:p>
          </table:table-cell>
        </table:table-row>
        <table:table-row table:style-name="ro1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string" calcext:value-type="string">
            <text:p>ssakkakh@poets.whittier.edu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formula="of:=17/19" office:value-type="float" office:value="0.894736842105263" calcext:value-type="float">
            <text:p>0.894736842105263</text:p>
          </table:table-cell>
          <table:table-cell table:formula="of:=0.88" office:value-type="float" office:value="0.88" calcext:value-type="float">
            <text:p>0.88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0]+35*AVERAGE([.G20];[.H20];[.I20];[.J20])+25*[.F20]+25*[.K20]" office:value-type="float" office:value="91.4443401702786" calcext:value-type="float">
            <text:p>91.4443401702786</text:p>
          </table:table-cell>
          <table:table-cell table:formula="of:=[.N20]+2" office:value-type="float" office:value="93.4443401702786" calcext:value-type="float">
            <text:p>93.44434017027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kkakhanaune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tsalazar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86" office:value-type="float" office:value="0.86" calcext:value-type="float">
            <text:p>0.86</text:p>
          </table:table-cell>
          <table:table-cell table:formula="of:=17/17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16/16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1]+35*AVERAGE([.G21];[.H21];[.I21];[.J21])+25*[.F21]+25*[.K21]" office:value-type="float" office:value="99.2157894736842" calcext:value-type="float">
            <text:p>99.2157894736842</text:p>
          </table:table-cell>
          <table:table-cell table:formula="of:=[.N21]+2" office:value-type="float" office:value="101.215789473684" calcext:value-type="float">
            <text:p>101.2157894736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azar</text:p>
          </table:table-cell>
        </table:table-row>
        <table:table-row table:style-name="ro1">
          <table:table-cell office:value-type="string" calcext:value-type="string">
            <text:p>Dominic</text:p>
          </table:table-cell>
          <table:table-cell office:value-type="string" calcext:value-type="string">
            <text:p>Samanta</text:p>
          </table:table-cell>
          <table:table-cell office:value-type="string" calcext:value-type="string">
            <text:p>dsamanta@poets.whittier.edu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formula="of:=20/19" office:value-type="float" office:value="1.05263157894737" calcext:value-type="float">
            <text:p>1.05263157894737</text:p>
          </table:table-cell>
          <table:table-cell table:formula="of:=0.91" office:value-type="float" office:value="0.91" calcext:value-type="float">
            <text:p>0.91</text:p>
          </table:table-cell>
          <table:table-cell table:formula="of:=16/17" office:value-type="float" office:value="0.941176470588235" calcext:value-type="float">
            <text:p>0.941176470588235</text:p>
          </table:table-cell>
          <table:table-cell table:formula="of:=17/20" office:value-type="float" office:value="0.85" calcext:value-type="float">
            <text:p>0.8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2]+35*AVERAGE([.G22];[.H22];[.I22];[.J22])+25*[.F22]+25*[.K22]" office:value-type="float" office:value="95.6542085913313" calcext:value-type="float">
            <text:p>95.6542085913313</text:p>
          </table:table-cell>
          <table:table-cell table:formula="of:=[.N22]+2" office:value-type="float" office:value="97.6542085913313" calcext:value-type="float">
            <text:p>97.65420859133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manta</text:p>
          </table:table-cell>
        </table:table-row>
        <table:table-row table:style-name="ro1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htaylor1@poets.whittier.edu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formula="of:=14/19" office:value-type="float" office:value="0.736842105263158" calcext:value-type="float">
            <text:p>0.736842105263158</text:p>
          </table:table-cell>
          <table:table-cell table:formula="of:=0.9" office:value-type="float" office:value="0.9" calcext:value-type="float">
            <text:p>0.9</text:p>
          </table:table-cell>
          <table:table-cell table:formula="of:=8/17" office:value-type="float" office:value="0.470588235294118" calcext:value-type="float">
            <text:p>0.470588235294118</text:p>
          </table:table-cell>
          <table:table-cell table:formula="of:=20/20"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  <table:table-cell office:value-type="float" office:value="0.33" calcext:value-type="float">
            <text:p>0.33</text:p>
          </table:table-cell>
          <table:table-cell table:formula="of:=0.6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10*[.M23]+30*AVERAGE([.G23];[.H23];[.I23];[.J23])+20*[.F23]+20*[.K23]+20*[.L23]" office:value-type="float" office:value="67.210003869969" calcext:value-type="float">
            <text:p>67.210003869969</text:p>
          </table:table-cell>
          <table:table-cell table:formula="of:=[.N23]+2" office:value-type="float" office:value="69.210003869969" calcext:value-type="float">
            <text:p>69.210003869969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Taylor</text:p>
          </table:table-cell>
        </table:table-row>
        <table:table-row table:style-name="ro1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string" calcext:value-type="string">
            <text:p>rtoem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3" office:value-type="float" office:value="0.93" calcext:value-type="float">
            <text:p>0.93</text:p>
          </table:table-cell>
          <table:table-cell table:formula="of:=12/17" office:value-type="float" office:value="0.705882352941176" calcext:value-type="float">
            <text:p>0.705882352941176</text:p>
          </table:table-cell>
          <table:table-cell table:formula="of:=0/20" office:value-type="float" office:value="0" calcext:value-type="float">
            <text:p>0</text:p>
          </table:table-cell>
          <table:table-cell table:formula="of:=9/16" office:value-type="float" office:value="0.5625" calcext:value-type="float">
            <text:p>0.562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4]+35*AVERAGE([.G24];[.H24];[.I24];[.J24])+25*[.F24]+25*[.K24]" office:value-type="float" office:value="77.7884771671827" calcext:value-type="float">
            <text:p>77.7884771671827</text:p>
          </table:table-cell>
          <table:table-cell table:formula="of:=[.N24]+2" office:value-type="float" office:value="79.7884771671827" calcext:value-type="float">
            <text:p>79.7884771671827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Toem</text:p>
          </table:table-cell>
        </table:table-row>
        <table:table-row table:style-name="ro1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string" calcext:value-type="string">
            <text:p>avelazqu@poets.whittier.edu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formula="of:=16/19" office:value-type="float" office:value="0.842105263157895" calcext:value-type="float">
            <text:p>0.842105263157895</text:p>
          </table:table-cell>
          <table:table-cell table:formula="of:=0.92" office:value-type="float" office:value="0.92" calcext:value-type="float">
            <text:p>0.92</text:p>
          </table:table-cell>
          <table:table-cell table:formula="of:=17/17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5]+35*AVERAGE([.G25];[.H25];[.I25];[.J25])+25*[.F25]+25*[.K25]" office:value-type="float" office:value="94.8057565789474" calcext:value-type="float">
            <text:p>94.8057565789474</text:p>
          </table:table-cell>
          <table:table-cell table:formula="of:=[.N25]+2" office:value-type="float" office:value="96.8057565789474" calcext:value-type="float">
            <text:p>96.8057565789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elazquez</text:p>
          </table:table-cell>
        </table:table-row>
        <table:table-row table:style-name="ro1">
          <table:table-cell office:value-type="string" calcext:value-type="string">
            <text:p>Jada</text:p>
          </table:table-cell>
          <table:table-cell office:value-type="string" calcext:value-type="string">
            <text:p>Frankli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19/19" office:value-type="float" office:value="1" calcext:value-type="float">
            <text:p>1</text:p>
          </table:table-cell>
          <table:table-cell table:formula="of:=0.86" office:value-type="float" office:value="0.86" calcext:value-type="float">
            <text:p>0.86</text:p>
          </table:table-cell>
          <table:table-cell table:formula="of:=14/17" office:value-type="float" office:value="0.823529411764706" calcext:value-type="float">
            <text:p>0.823529411764706</text:p>
          </table:table-cell>
          <table:table-cell table:formula="of:=20/20"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0.9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*[.M26]+35*AVERAGE([.G26];[.H26];[.I26];[.J26])+25*[.F26]+25*[.K26]" office:value-type="float" office:value="92.5433823529412" calcext:value-type="float">
            <text:p>92.5433823529412</text:p>
          </table:table-cell>
          <table:table-cell table:formula="of:=[.N26]+2" office:value-type="float" office:value="94.5433823529412" calcext:value-type="float">
            <text:p>94.54338235294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rankl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2.3.2$Linux_X86_64 LibreOffice_project/20$Build-2</meta:generator>
    <meta:initial-creator>Jordan Hanson</meta:initial-creator>
    <meta:creation-date>2021-08-24T14:05:39</meta:creation-date>
    <dc:date>2021-12-14T09:17:44.416635117</dc:date>
    <meta:editing-duration>PT2H16M11S</meta:editing-duration>
    <meta:editing-cycles>65</meta:editing-cycles>
    <meta:document-statistic meta:table-count="1" meta:cell-count="439" meta:object-count="0"/>
  </office:meta>
</office:document-meta>
</file>